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676d" officeooo:paragraph-rsid="001c676d"/>
    </style:style>
    <style:style style:name="P2" style:family="paragraph" style:parent-style-name="Standard" style:list-style-name="L1">
      <style:text-properties officeooo:rsid="001c676d" officeooo:paragraph-rsid="001c676d"/>
    </style:style>
    <style:style style:name="P3" style:family="paragraph" style:parent-style-name="Standard" style:list-style-name="L1">
      <style:text-properties officeooo:rsid="001c676d" officeooo:paragraph-rsid="001f5b63"/>
    </style:style>
    <style:style style:name="P4" style:family="paragraph" style:parent-style-name="Standard" style:list-style-name="L1">
      <style:text-properties officeooo:rsid="0027099a" officeooo:paragraph-rsid="0027099a"/>
    </style:style>
    <style:style style:name="P5" style:family="paragraph" style:parent-style-name="Standard">
      <style:text-properties officeooo:rsid="0027099a" officeooo:paragraph-rsid="0027099a"/>
    </style:style>
    <style:style style:name="P6" style:family="paragraph" style:parent-style-name="Standard">
      <style:text-properties officeooo:rsid="0031ed2c" officeooo:paragraph-rsid="0031ed2c"/>
    </style:style>
    <style:style style:name="P7" style:family="paragraph" style:parent-style-name="Standard" style:list-style-name="L2">
      <style:text-properties officeooo:rsid="0031ed2c" officeooo:paragraph-rsid="0031ed2c"/>
    </style:style>
    <style:style style:name="P8" style:family="paragraph" style:parent-style-name="Standard" style:list-style-name="L1">
      <style:text-properties officeooo:rsid="0031ed2c" officeooo:paragraph-rsid="0031ed2c"/>
    </style:style>
    <style:style style:name="P9" style:family="paragraph" style:parent-style-name="Standard" style:list-style-name="L4">
      <style:text-properties officeooo:rsid="0031ed2c" officeooo:paragraph-rsid="0035595b"/>
    </style:style>
    <style:style style:name="P10" style:family="paragraph" style:parent-style-name="Standard" style:list-style-name="L4">
      <style:text-properties officeooo:rsid="0031ed2c" officeooo:paragraph-rsid="003618fb"/>
    </style:style>
    <style:style style:name="P11" style:family="paragraph" style:parent-style-name="Standard" style:list-style-name="L2">
      <style:text-properties officeooo:rsid="0033a01d" officeooo:paragraph-rsid="0033a01d"/>
    </style:style>
    <style:style style:name="P12" style:family="paragraph" style:parent-style-name="Standard">
      <style:text-properties officeooo:rsid="0035595b" officeooo:paragraph-rsid="0035595b"/>
    </style:style>
    <style:style style:name="P13" style:family="paragraph" style:parent-style-name="Standard" style:list-style-name="L4">
      <style:text-properties officeooo:rsid="0035595b" officeooo:paragraph-rsid="0035595b"/>
    </style:style>
    <style:style style:name="T1" style:family="text">
      <style:text-properties officeooo:rsid="001e391d"/>
    </style:style>
    <style:style style:name="T2" style:family="text">
      <style:text-properties officeooo:rsid="001ec290"/>
    </style:style>
    <style:style style:name="T3" style:family="text">
      <style:text-properties officeooo:rsid="001ed92e"/>
    </style:style>
    <style:style style:name="T4" style:family="text">
      <style:text-properties officeooo:rsid="001f5b63"/>
    </style:style>
    <style:style style:name="T5" style:family="text">
      <style:text-properties officeooo:rsid="002013c7"/>
    </style:style>
    <style:style style:name="T6" style:family="text">
      <style:text-properties officeooo:rsid="00227974"/>
    </style:style>
    <style:style style:name="T7" style:family="text">
      <style:text-properties officeooo:rsid="0023eda6"/>
    </style:style>
    <style:style style:name="T8" style:family="text">
      <style:text-properties officeooo:rsid="00254c1f"/>
    </style:style>
    <style:style style:name="T9" style:family="text">
      <style:text-properties officeooo:rsid="00272a89"/>
    </style:style>
    <style:style style:name="T10" style:family="text">
      <style:text-properties officeooo:rsid="0028d747"/>
    </style:style>
    <style:style style:name="T11" style:family="text">
      <style:text-properties officeooo:rsid="0029d31f"/>
    </style:style>
    <style:style style:name="T12" style:family="text">
      <style:text-properties officeooo:rsid="002cda1c"/>
    </style:style>
    <style:style style:name="T13" style:family="text">
      <style:text-properties officeooo:rsid="002e367d"/>
    </style:style>
    <style:style style:name="T14" style:family="text">
      <style:text-properties officeooo:rsid="002f5e4a"/>
    </style:style>
    <style:style style:name="T15" style:family="text">
      <style:text-properties officeooo:rsid="0033a01d"/>
    </style:style>
    <style:style style:name="T16" style:family="text">
      <style:text-properties officeooo:rsid="0035595b"/>
    </style:style>
    <style:style style:name="T17" style:family="text">
      <style:text-properties officeooo:rsid="003618fb"/>
    </style:style>
    <style:style style:name="T18" style:family="text">
      <style:text-properties officeooo:rsid="00362dc2"/>
    </style:style>
    <style:style style:name="T19" style:family="text">
      <style:text-properties officeooo:rsid="0036951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399770990786864466" text:style-name="L1">
        <text:list-item>
          <text:p text:style-name="P2">Latency tests</text:p>
          <text:list>
            <text:list-item>
              <text:p text:style-name="P2">1,<text:span text:style-name="T1">0</text:span>00,000 Iterations</text:p>
              <text:list>
                <text:list-item>
                  <text:p text:style-name="P2">minimums</text:p>
                  <text:list>
                    <text:list-item>
                      <text:p text:style-name="P2">4</text:p>
                      <text:list>
                        <text:list-item>
                          <text:p text:style-name="P3">ticks: <text:span text:style-name="T1">52227</text:span></text:p>
                        </text:list-item>
                        <text:list-item>
                          <text:p text:style-name="P3">time(us): <text:span text:style-name="T4">16.347051</text:span></text:p>
                        </text:list-item>
                      </text:list>
                    </text:list-item>
                    <text:list-item>
                      <text:p text:style-name="P2">16</text:p>
                      <text:list>
                        <text:list-item>
                          <text:p text:style-name="P3">ticks: <text:span text:style-name="T7">52675</text:span></text:p>
                        </text:list-item>
                        <text:list-item>
                          <text:p text:style-name="P2">time(us): <text:span text:style-name="T7">16.487275</text:span></text:p>
                        </text:list-item>
                      </text:list>
                    </text:list-item>
                    <text:list-item>
                      <text:p text:style-name="P2">64</text:p>
                      <text:list>
                        <text:list-item>
                          <text:p text:style-name="P2">ticks: <text:span text:style-name="T3">55936</text:span></text:p>
                        </text:list-item>
                        <text:list-item>
                          <text:p text:style-name="P3">time(us): <text:span text:style-name="T2">17.507968</text:span></text:p>
                        </text:list-item>
                      </text:list>
                    </text:list-item>
                    <text:list-item>
                      <text:p text:style-name="P2">256</text:p>
                      <text:list>
                        <text:list-item>
                          <text:p text:style-name="P2">ticks: 56854</text:p>
                        </text:list-item>
                        <text:list-item>
                          <text:p text:style-name="P2">time(us): <text:span text:style-name="T2">17.795302</text:span></text:p>
                        </text:list-item>
                      </text:list>
                    </text:list-item>
                    <text:list-item>
                      <text:p text:style-name="P2">1K</text:p>
                      <text:list>
                        <text:list-item>
                          <text:p text:style-name="P2">ticks: <text:span text:style-name="T6">59267</text:span></text:p>
                        </text:list-item>
                        <text:list-item>
                          <text:p text:style-name="P2">time(us): <text:span text:style-name="T6">18.550571</text:span></text:p>
                        </text:list-item>
                      </text:list>
                    </text:list-item>
                    <text:list-item>
                      <text:p text:style-name="P2">4K</text:p>
                      <text:list>
                        <text:list-item>
                          <text:p text:style-name="P2">ticks: <text:span text:style-name="T8">59782</text:span></text:p>
                        </text:list-item>
                        <text:list-item>
                          <text:p text:style-name="P2">time(us): <text:span text:style-name="T8">18.711766</text:span></text:p>
                        </text:list-item>
                      </text:list>
                    </text:list-item>
                    <text:list-item>
                      <text:p text:style-name="P2">16K</text:p>
                      <text:list>
                        <text:list-item>
                          <text:p text:style-name="P2">ticks: <text:span text:style-name="T5">60733</text:span></text:p>
                        </text:list-item>
                        <text:list-item>
                          <text:p text:style-name="P2">time(us): <text:span text:style-name="T5">19.009429</text:span></text:p>
                        </text:list-item>
                      </text:list>
                    </text:list-item>
                    <text:list-item>
                      <text:p text:style-name="P2">64K</text:p>
                      <text:list>
                        <text:list-item>
                          <text:p text:style-name="P2">ticks: <text:span text:style-name="T8">72420</text:span></text:p>
                        </text:list-item>
                        <text:list-item>
                          <text:p text:style-name="P2">time(us): <text:span text:style-name="T8">22.667460</text:span></text:p>
                        </text:list-item>
                      </text:list>
                    </text:list-item>
                    <text:list-item>
                      <text:p text:style-name="P2">256K</text:p>
                      <text:list>
                        <text:list-item>
                          <text:p text:style-name="P2">ticks: </text:p>
                        </text:list-item>
                        <text:list-item>
                          <text:p text:style-name="P2">time(us): </text:p>
                        </text:list-item>
                      </text:list>
                    </text:list-item>
                    <text:list-item>
                      <text:p text:style-name="P2">512K</text:p>
                      <text:list>
                        <text:list-item>
                          <text:p text:style-name="P2">ticks: </text:p>
                        </text:list-item>
                        <text:list-item>
                          <text:p text:style-name="P2">time(us): </text:p>
                        </text:list-item>
                      </text:list>
                    </text:list-item>
                  </text:list>
                </text:list-item>
              </text:list>
            </text:list-item>
          </text:list>
        </text:list-item>
      </text:list>
      <text:p text:style-name="P1"/>
      <text:list xml:id="list143221593095216" text:continue-numbering="true" text:style-name="L1">
        <text:list-item>
          <text:p text:style-name="P4">Throughput tests</text:p>
          <text:list>
            <text:list-item>
              <text:p text:style-name="P8"/>
            </text:list-item>
            <text:list-item>
              <text:p text:style-name="P4">100 iterations</text:p>
              <text:list>
                <text:list-item>
                  <text:p text:style-name="P4">1,000 items sent</text:p>
                  <text:list>
                    <text:list-item>
                      <text:p text:style-name="P4">4</text:p>
                      <text:list>
                        <text:list-item>
                          <text:p text:style-name="P4">Throughput (B/us): <text:span text:style-name="T9">5.477327</text:span></text:p>
                        </text:list-item>
                      </text:list>
                    </text:list-item>
                    <text:list-item>
                      <text:p text:style-name="P4">16</text:p>
                      <text:list>
                        <text:list-item>
                          <text:p text:style-name="P4">Throughput (B/us): <text:span text:style-name="T10">7.287187</text:span></text:p>
                        </text:list-item>
                      </text:list>
                    </text:list-item>
                    <text:list-item>
                      <text:p text:style-name="P4">64</text:p>
                      <text:list>
                        <text:list-item>
                          <text:p text:style-name="P4">Throughput (B/us): <text:span text:style-name="T10">7.973301</text:span></text:p>
                        </text:list-item>
                      </text:list>
                    </text:list-item>
                    <text:list-item>
                      <text:p text:style-name="P4">256</text:p>
                      <text:list>
                        <text:list-item>
                          <text:p text:style-name="P4">Throughput (B/us): <text:span text:style-name="T11">8.102955</text:span></text:p>
                        </text:list-item>
                      </text:list>
                    </text:list-item>
                    <text:list-item>
                      <text:p text:style-name="P4">1K</text:p>
                      <text:list>
                        <text:list-item>
                          <text:p text:style-name="P4">Throughput (B/us): <text:span text:style-name="T12">8.167182</text:span></text:p>
                        </text:list-item>
                        <text:list-item>
                          <text:p text:style-name="P4"><text:soft-page-break/></text:p>
                        </text:list-item>
                      </text:list>
                    </text:list-item>
                    <text:list-item>
                      <text:p text:style-name="P4">4K</text:p>
                      <text:list>
                        <text:list-item>
                          <text:p text:style-name="P4">Throughput (B/us): <text:span text:style-name="T13">8.162961</text:span></text:p>
                        </text:list-item>
                      </text:list>
                    </text:list-item>
                    <text:list-item>
                      <text:p text:style-name="P4">16K</text:p>
                      <text:list>
                        <text:list-item>
                          <text:p text:style-name="P4">Throughput (B/us): <text:span text:style-name="T13">8.173070</text:span></text:p>
                        </text:list-item>
                      </text:list>
                    </text:list-item>
                    <text:list-item>
                      <text:p text:style-name="P4">64K</text:p>
                      <text:list>
                        <text:list-item>
                          <text:p text:style-name="P4">Throughput (B/us): <text:span text:style-name="T14">8.197459</text:span></text:p>
                        </text:list-item>
                      </text:list>
                    </text:list-item>
                    <text:list-item>
                      <text:p text:style-name="P4">256K</text:p>
                      <text:list>
                        <text:list-item>
                          <text:p text:style-name="P4">Throughput (B/us): </text:p>
                        </text:list-item>
                      </text:list>
                    </text:list-item>
                    <text:list-item>
                      <text:p text:style-name="P4">512K</text:p>
                      <text:list>
                        <text:list-item>
                          <text:p text:style-name="P4">Throughput (B/us): </text:p>
                        </text:list-item>
                      </text:list>
                    </text:list-item>
                  </text:list>
                </text:list-item>
              </text:list>
            </text:list-item>
          </text:list>
        </text:list-item>
      </text:list>
      <text:p text:style-name="P5"/>
      <text:p text:style-name="P6">Throughput tests 2</text:p>
      <text:list xml:id="list735523288705428780" text:style-name="L2">
        <text:list-item>
          <text:p text:style-name="P7">1,000 iterations</text:p>
          <text:list>
            <text:list-item>
              <text:p text:style-name="P7">1,000 items</text:p>
              <text:list>
                <text:list-item>
                  <text:p text:style-name="P7">4</text:p>
                  <text:list>
                    <text:list-item>
                      <text:p text:style-name="P7">Throughput (B/us): 11.076747</text:p>
                    </text:list-item>
                  </text:list>
                </text:list-item>
                <text:list-item>
                  <text:p text:style-name="P7">16</text:p>
                  <text:list>
                    <text:list-item>
                      <text:p text:style-name="P7">Throughput (B/us): 48.989894</text:p>
                    </text:list-item>
                  </text:list>
                </text:list-item>
                <text:list-item>
                  <text:p text:style-name="P7">64 </text:p>
                  <text:list>
                    <text:list-item>
                      <text:p text:style-name="P7">Throughput (B/us): 250.273985</text:p>
                    </text:list-item>
                  </text:list>
                </text:list-item>
                <text:list-item>
                  <text:p text:style-name="P7">256</text:p>
                  <text:list>
                    <text:list-item>
                      <text:p text:style-name="P7">Throughput (B/us): <text:span text:style-name="T15">1125.285657</text:span></text:p>
                    </text:list-item>
                  </text:list>
                </text:list-item>
                <text:list-item>
                  <text:p text:style-name="P11">1K</text:p>
                </text:list-item>
              </text:list>
            </text:list-item>
          </text:list>
        </text:list-item>
      </text:list>
      <text:p text:style-name="P12">Throughput tests 3</text:p>
      <text:list xml:id="list2697403384438258366" text:style-name="L4">
        <text:list-item>
          <text:p text:style-name="P13">dynamic iterations to keep total data transfer at 2MB</text:p>
        </text:list-item>
        <text:list-item>
          <text:p text:style-name="P10">Because the pipe buffer is only 64K<text:span text:style-name="T18">B</text:span> I keep the amount of data sent constant for the tests so that no extra overhead is introduced from one test to the next. <text:span text:style-name="T18">For example, if you sent only a few thousand messages the 4 Byte message would never hit the 64KB buffer size and therefore have a much higher throughput. It would not be realistic to compare this throughput to the larger messages throughput and therefore the total amount of data that is to be sent is kept constant at 2MB so that regardless of message size all tests hit the 64KB buffer.</text:span></text:p>
          <text:list>
            <text:list-item>
              <text:p text:style-name="P13">100 iterations</text:p>
              <text:list>
                <text:list-item>
                  <text:p text:style-name="P13">4</text:p>
                  <text:list>
                    <text:list-item>
                      <text:p text:style-name="P9">Throughput (B/us): <text:span text:style-name="T16">5.239333</text:span></text:p>
                    </text:list-item>
                  </text:list>
                </text:list-item>
                <text:list-item>
                  <text:p text:style-name="P13">16</text:p>
                  <text:list>
                    <text:list-item>
                      <text:p text:style-name="P9">Throughput (B/us): <text:span text:style-name="T18">7.215275</text:span></text:p>
                    </text:list-item>
                  </text:list>
                </text:list-item>
                <text:list-item>
                  <text:p text:style-name="P13">64</text:p>
                  <text:list>
                    <text:list-item>
                      <text:p text:style-name="P9">Throughput (B/us): <text:span text:style-name="T18">8.015727</text:span></text:p>
                    </text:list-item>
                  </text:list>
                </text:list-item>
                <text:list-item>
                  <text:p text:style-name="P13">256</text:p>
                  <text:list>
                    <text:list-item>
                      <text:p text:style-name="P9">Throughput (B/us): <text:span text:style-name="T19">8.200148</text:span></text:p>
                    </text:list-item>
                  </text:list>
                </text:list-item>
                <text:list-item>
                  <text:p text:style-name="P13">1K</text:p>
                  <text:list>
                    <text:list-item>
                      <text:p text:style-name="P9">Throughput (B/us):</text:p>
                    </text:list-item>
                  </text:list>
                </text:list-item>
                <text:list-item>
                  <text:p text:style-name="P13">4K</text:p>
                  <text:list>
                    <text:list-item>
                      <text:p text:style-name="P9">Throughput (B/us):</text:p>
                    </text:list-item>
                  </text:list>
                </text:list-item>
                <text:list-item>
                  <text:p text:style-name="P13">16K</text:p>
                  <text:list>
                    <text:list-item>
                      <text:p text:style-name="P9">Throughput (B/us):</text:p>
                    </text:list-item>
                  </text:list>
                </text:list-item>
                <text:list-item>
                  <text:p text:style-name="P13">64K</text:p>
                  <text:list>
                    <text:list-item>
                      <text:p text:style-name="P9"><text:soft-page-break/>Throughput (B/us):</text:p>
                    </text:list-item>
                  </text:list>
                </text:list-item>
                <text:list-item>
                  <text:p text:style-name="P13">256K</text:p>
                  <text:list>
                    <text:list-item>
                      <text:p text:style-name="P9">Throughput (B/us):</text:p>
                    </text:list-item>
                  </text:list>
                </text:list-item>
                <text:list-item>
                  <text:p text:style-name="P13">512K</text:p>
                  <text:list>
                    <text:list-item>
                      <text:p text:style-name="P9">Throughput (B/us):</text:p>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9T19:53:25.937617466</meta:creation-date>
    <meta:generator>LibreOffice/4.2.8.2$Linux_X86_64 LibreOffice_project/420m0$Build-2</meta:generator>
    <dc:date>2017-01-31T14:32:20.268561167</dc:date>
    <meta:editing-duration>PT3H23M35S</meta:editing-duration>
    <meta:editing-cycles>21</meta:editing-cycles>
    <meta:document-statistic meta:table-count="0" meta:image-count="0" meta:object-count="0" meta:page-count="3" meta:paragraph-count="94" meta:word-count="362" meta:character-count="1812" meta:non-whitespace-character-count="1627"/>
  </office:meta>
</office:document-meta>
</file>